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x@max-X550CC:~/os3$ gcc lab4.c</text:p>
      <text:p text:style-name="Standard">max@max-X550CC:~/os3$ cat lab4.c</text:p>
      <text:p text:style-name="Standard">#include &lt;stdio.h&gt;</text:p>
      <text:p text:style-name="Standard">#include &lt;string.h&gt;</text:p>
      <text:p text:style-name="Standard">#include &lt;stdlib.h&gt;</text:p>
      <text:p text:style-name="Standard">#include &lt;sys/sem.h&gt;</text:p>
      <text:p text:style-name="Standard">#include &lt;sys/wait.h&gt;</text:p>
      <text:p text:style-name="Standard">#include &lt;ctype.h&gt;</text:p>
      <text:p text:style-name="Standard">#include &lt;fcntl.h&gt;</text:p>
      <text:p text:style-name="Standard">#include &lt;sys/types.h&gt;</text:p>
      <text:p text:style-name="Standard">#include &lt;sys/mman.h&gt;</text:p>
      <text:p text:style-name="Standard">#include &lt;sys/stat.h&gt;</text:p>
      <text:p text:style-name="Standard">#include &lt;unistd.h&gt;</text:p>
      <text:p text:style-name="Standard">#include &lt;sys/file.h&gt;</text:p>
      <text:p text:style-name="Standard">#include &lt;errno.h&gt;</text:p>
      <text:p text:style-name="Standard">void recursion(int* hustle){</text:p>
      <text:p text:style-name="Standard"><text:s text:c="2"/>int status, p = *hustle;</text:p>
      <text:p text:style-name="Standard"><text:s text:c="2"/>if (p&lt;1){</text:p>
      <text:p text:style-name="Standard"><text:s text:c="4"/>return;</text:p>
      <text:p text:style-name="Standard"><text:s text:c="2"/>}</text:p>
      <text:p text:style-name="Standard"><text:s text:c="2"/>--(*hustle);</text:p>
      <text:p text:style-name="Standard"><text:s text:c="2"/>pid_t pid = fork();</text:p>
      <text:p text:style-name="Standard"><text:s text:c="2"/>if(pid &lt; 0){</text:p>
      <text:p text:style-name="Standard"><text:s text:c="4"/>perror("fork error");</text:p>
      <text:p text:style-name="Standard"><text:s text:c="4"/>exit(EXIT_FAILURE);</text:p>
      <text:p text:style-name="Standard"><text:s text:c="2"/>} else if(pid == 0){</text:p>
      <text:p text:style-name="Standard"><text:s text:c="4"/>recursion(hustle);</text:p>
      <text:p text:style-name="Standard"><text:s text:c="4"/>exit(EXIT_SUCCESS);</text:p>
      <text:p text:style-name="Standard"><text:s text:c="2"/>} else{</text:p>
      <text:p text:style-name="Standard"><text:s text:c="4"/>waitpid(pid, &amp;status, 0);</text:p>
      <text:p text:style-name="Standard"><text:s text:c="4"/>if(WSTOPSIG(status)){</text:p>
      <text:p text:style-name="Standard"><text:s text:c="6"/>exit(EXIT_FAILURE);</text:p>
      <text:p text:style-name="Standard"><text:s text:c="4"/>}</text:p>
      <text:p text:style-name="Standard"><text:s text:c="4"/>*hustle+=p;</text:p>
      <text:p text:style-name="Standard"><text:s text:c="4"/>return;</text:p>
      <text:p text:style-name="Standard"><text:s text:c="2"/>}</text:p>
      <text:p text:style-name="Standard">}</text:p>
      <text:p text:style-name="Standard">int main() {</text:p>
      <text:p text:style-name="Standard"><text:s text:c="2"/>int n;</text:p>
      <text:p text:style-name="Standard"><text:s text:c="2"/>printf("Welcom to lab 4\nEnter number: ");</text:p>
      <text:p text:style-name="Standard"><text:s text:c="2"/>if(!scanf("%d", &amp;n)){</text:p>
      <text:p text:style-name="Standard"><text:s text:c="4"/>perror("Wrong value");</text:p>
      <text:p text:style-name="Standard"><text:s text:c="4"/>exit(EXIT_FAILURE);</text:p>
      <text:p text:style-name="Standard"><text:s text:c="2"/>} else if(n &lt; 0){</text:p>
      <text:p text:style-name="Standard"><text:s text:c="4"/>printf("Error! Value must be positive!\n");</text:p>
      <text:p text:style-name="Standard"><text:s text:c="4"/>return 1;</text:p>
      <text:p text:style-name="Standard"><text:s text:c="2"/>}</text:p>
      <text:p text:style-name="Standard"><text:s text:c="2"/>int* hustle = (int*)mmap(NULL, 4, PROT_READ|PROT_WRITE, MAP_ANONYMOUS|MAP_SHARED, 0, 0);</text:p>
      <text:p text:style-name="Standard"><text:s text:c="2"/>if (hustle == MAP_FAILED){</text:p>
      <text:p text:style-name="Standard"><text:s text:c="4"/>perror("mmap error");</text:p>
      <text:p text:style-name="Standard"><text:s text:c="4"/>exit(EXIT_FAILURE);</text:p>
      <text:p text:style-name="Standard"><text:s text:c="2"/>}</text:p>
      <text:p text:style-name="Standard"><text:s text:c="2"/>*hustle=n;</text:p>
      <text:p text:style-name="Standard"><text:s text:c="2"/>recursion(hustle);</text:p>
      <text:p text:style-name="Standard"><text:s text:c="2"/>printf("Your anwser: %d\n", *hustle);</text:p>
      <text:p text:style-name="Standard"><text:s text:c="2"/>if(munmap(hustle, 4)&lt;0){</text:p>
      <text:p text:style-name="Standard"><text:soft-page-break/><text:s text:c="4"/>perror("munmap");</text:p>
      <text:p text:style-name="Standard"><text:s text:c="4"/>exit(EXIT_FAILURE);</text:p>
      <text:p text:style-name="Standard"><text:s text:c="2"/>}</text:p>
      <text:p text:style-name="Standard"><text:s text:c="2"/>return 0;</text:p>
      <text:p text:style-name="Standard">}</text:p>
      <text:p text:style-name="Standard">max@max-X550CC:~/os3$ ./a.out</text:p>
      <text:p text:style-name="Standard">Welcom to lab 4</text:p>
      <text:p text:style-name="Standard">Enter number: 56</text:p>
      <text:p text:style-name="Standard">Your anwser: 1596</text:p>
      <text:p text:style-name="Standard">max@max-X550CC:~/os3$ ./a.out</text:p>
      <text:p text:style-name="Standard">Welcom to lab 4</text:p>
      <text:p text:style-name="Standard">Enter number: 789</text:p>
      <text:p text:style-name="Standard">Your anwser: 311655</text:p>
      <text:p text:style-name="Standard">max@max-X550CC:~/os3$ ./a.out</text:p>
      <text:p text:style-name="Standard">Welcom to lab 4</text:p>
      <text:p text:style-name="Standard">Enter number: 0 </text:p>
      <text:p text:style-name="Standard">Your anwser: 0</text:p>
      <text:p text:style-name="Standard">max@max-X550CC:~/os3$ ./a.out</text:p>
      <text:p text:style-name="Standard">Welcom to lab 4</text:p>
      <text:p text:style-name="Standard">Enter number: 1</text:p>
      <text:p text:style-name="Standard">Your anwser: 1</text:p>
      <text:p text:style-name="Standard">max@max-X550CC:~/os3$ strace -c -w -f ./a.out</text:p>
      <text:p text:style-name="Standard">Welcom to lab 4</text:p>
      <text:p text:style-name="Standard">Enter number: 354</text:p>
      <text:p text:style-name="Standard">strace: Process 2676 attached</text:p>
      <text:p text:style-name="Standard">strace: Process 2677 attached</text:p>
      <text:p text:style-name="Standard">strace: Process 2678 attached</text:p>
      <text:p text:style-name="Standard">strace: Process 2679 attached</text:p>
      <text:p text:style-name="Standard">strace: Process 2680 attached</text:p>
      <text:p text:style-name="Standard">strace: Process 2681 attached</text:p>
      <text:p text:style-name="Standard">strace: Process 2682 attached</text:p>
      <text:p text:style-name="Standard">strace: Process 2683 attached</text:p>
      <text:p text:style-name="Standard">strace: Process 2684 attached</text:p>
      <text:p text:style-name="Standard">strace: Process 2685 attached</text:p>
      <text:p text:style-name="Standard">strace: Process 2686 attached</text:p>
      <text:p text:style-name="Standard">strace: Process 2687 attached</text:p>
      <text:p text:style-name="Standard">strace: Process 2688 attached</text:p>
      <text:p text:style-name="Standard">strace: Process 2689 attached</text:p>
      <text:p text:style-name="Standard">strace: Process 2690 attached</text:p>
      <text:p text:style-name="Standard">strace: Process 2691 attached</text:p>
      <text:p text:style-name="Standard">strace: Process 2692 attached</text:p>
      <text:p text:style-name="Standard">strace: Process 2693 attached</text:p>
      <text:p text:style-name="Standard">strace: Process 2694 attached</text:p>
      <text:p text:style-name="Standard">strace: Process 2695 attached</text:p>
      <text:p text:style-name="Standard">strace: Process 2696 attached</text:p>
      <text:p text:style-name="Standard">strace: Process 2697 attached</text:p>
      <text:p text:style-name="Standard">strace: Process 2698 attached</text:p>
      <text:p text:style-name="Standard">strace: Process 2699 attached</text:p>
      <text:p text:style-name="Standard">strace: Process 2700 attached</text:p>
      <text:p text:style-name="Standard">strace: Process 2701 attached</text:p>
      <text:p text:style-name="Standard">strace: Process 2702 attached</text:p>
      <text:p text:style-name="Standard">strace: Process 2703 attached</text:p>
      <text:p text:style-name="Standard">strace: Process 2704 attached</text:p>
      <text:p text:style-name="Standard">strace: Process 2705 attached</text:p>
      <text:p text:style-name="Standard">strace: Process 2706 attached</text:p>
      <text:p text:style-name="Standard">strace: Process 2707 attached</text:p>
      <text:p text:style-name="Standard">strace: Process 2708 attached</text:p>
      <text:p text:style-name="Standard"><text:soft-page-break/>strace: Process 2709 attached</text:p>
      <text:p text:style-name="Standard">strace: Process 2710 attached</text:p>
      <text:p text:style-name="Standard">strace: Process 2711 attached</text:p>
      <text:p text:style-name="Standard">strace: Process 2712 attached</text:p>
      <text:p text:style-name="Standard">strace: Process 2713 attached</text:p>
      <text:p text:style-name="Standard">strace: Process 2714 attached</text:p>
      <text:p text:style-name="Standard">strace: Process 2715 attached</text:p>
      <text:p text:style-name="Standard">strace: Process 2716 attached</text:p>
      <text:p text:style-name="Standard">strace: Process 2717 attached</text:p>
      <text:p text:style-name="Standard">strace: Process 2718 attached</text:p>
      <text:p text:style-name="Standard">strace: Process 2719 attached</text:p>
      <text:p text:style-name="Standard">strace: Process 2720 attached</text:p>
      <text:p text:style-name="Standard">strace: Process 2721 attached</text:p>
      <text:p text:style-name="Standard">strace: Process 2722 attached</text:p>
      <text:p text:style-name="Standard">strace: Process 2723 attached</text:p>
      <text:p text:style-name="Standard">strace: Process 2724 attached</text:p>
      <text:p text:style-name="Standard">strace: Process 2725 attached</text:p>
      <text:p text:style-name="Standard">strace: Process 2726 attached</text:p>
      <text:p text:style-name="Standard">strace: Process 2727 attached</text:p>
      <text:p text:style-name="Standard">strace: Process 2728 attached</text:p>
      <text:p text:style-name="Standard">strace: Process 2729 attached</text:p>
      <text:p text:style-name="Standard">strace: Process 2730 attached</text:p>
      <text:p text:style-name="Standard">strace: Process 2731 attached</text:p>
      <text:p text:style-name="Standard">strace: Process 2732 attached</text:p>
      <text:p text:style-name="Standard">strace: Process 2733 attached</text:p>
      <text:p text:style-name="Standard">strace: Process 2734 attached</text:p>
      <text:p text:style-name="Standard">strace: Process 2735 attached</text:p>
      <text:p text:style-name="Standard">strace: Process 2736 attached</text:p>
      <text:p text:style-name="Standard">strace: Process 2737 attached</text:p>
      <text:p text:style-name="Standard">strace: Process 2738 attached</text:p>
      <text:p text:style-name="Standard">strace: Process 2739 attached</text:p>
      <text:p text:style-name="Standard">strace: Process 2740 attached</text:p>
      <text:p text:style-name="Standard">strace: Process 2741 attached</text:p>
      <text:p text:style-name="Standard">strace: Process 2742 attached</text:p>
      <text:p text:style-name="Standard">strace: Process 2743 attached</text:p>
      <text:p text:style-name="Standard">strace: Process 2744 attached</text:p>
      <text:p text:style-name="Standard">strace: Process 2745 attached</text:p>
      <text:p text:style-name="Standard">strace: Process 2746 attached</text:p>
      <text:p text:style-name="Standard">strace: Process 2747 attached</text:p>
      <text:p text:style-name="Standard">strace: Process 2748 attached</text:p>
      <text:p text:style-name="Standard">strace: Process 2749 attached</text:p>
      <text:p text:style-name="Standard">strace: Process 2750 attached</text:p>
      <text:p text:style-name="Standard">strace: Process 2751 attached</text:p>
      <text:p text:style-name="Standard">strace: Process 2752 attached</text:p>
      <text:p text:style-name="Standard">strace: Process 2753 attached</text:p>
      <text:p text:style-name="Standard">strace: Process 2754 attached</text:p>
      <text:p text:style-name="Standard">strace: Process 2755 attached</text:p>
      <text:p text:style-name="Standard">strace: Process 2756 attached</text:p>
      <text:p text:style-name="Standard">strace: Process 2757 attached</text:p>
      <text:p text:style-name="Standard">strace: Process 2758 attached</text:p>
      <text:p text:style-name="Standard">strace: Process 2759 attached</text:p>
      <text:p text:style-name="Standard">strace: Process 2760 attached</text:p>
      <text:p text:style-name="Standard">strace: Process 2761 attached</text:p>
      <text:p text:style-name="Standard">strace: Process 2762 attached</text:p>
      <text:p text:style-name="Standard">strace: Process 2763 attached</text:p>
      <text:p text:style-name="Standard">strace: Process 2764 attached</text:p>
      <text:p text:style-name="Standard">strace: Process 2765 attached</text:p>
      <text:p text:style-name="Standard"><text:soft-page-break/>strace: Process 2766 attached</text:p>
      <text:p text:style-name="Standard">strace: Process 2767 attached</text:p>
      <text:p text:style-name="Standard">strace: Process 2768 attached</text:p>
      <text:p text:style-name="Standard">strace: Process 2769 attached</text:p>
      <text:p text:style-name="Standard">strace: Process 2770 attached</text:p>
      <text:p text:style-name="Standard">strace: Process 2771 attached</text:p>
      <text:p text:style-name="Standard">strace: Process 2772 attached</text:p>
      <text:p text:style-name="Standard">strace: Process 2773 attached</text:p>
      <text:p text:style-name="Standard">strace: Process 2774 attached</text:p>
      <text:p text:style-name="Standard">strace: Process 2775 attached</text:p>
      <text:p text:style-name="Standard">strace: Process 2776 attached</text:p>
      <text:p text:style-name="Standard">strace: Process 2777 attached</text:p>
      <text:p text:style-name="Standard">strace: Process 2778 attached</text:p>
      <text:p text:style-name="Standard">strace: Process 2779 attached</text:p>
      <text:p text:style-name="Standard">strace: Process 2780 attached</text:p>
      <text:p text:style-name="Standard">strace: Process 2781 attached</text:p>
      <text:p text:style-name="Standard">strace: Process 2782 attached</text:p>
      <text:p text:style-name="Standard">strace: Process 2783 attached</text:p>
      <text:p text:style-name="Standard">strace: Process 2784 attached</text:p>
      <text:p text:style-name="Standard">strace: Process 2785 attached</text:p>
      <text:p text:style-name="Standard">strace: Process 2786 attached</text:p>
      <text:p text:style-name="Standard">strace: Process 2787 attached</text:p>
      <text:p text:style-name="Standard">strace: Process 2788 attached</text:p>
      <text:p text:style-name="Standard">strace: Process 2789 attached</text:p>
      <text:p text:style-name="Standard">strace: Process 2790 attached</text:p>
      <text:p text:style-name="Standard">strace: Process 2791 attached</text:p>
      <text:p text:style-name="Standard">strace: Process 2792 attached</text:p>
      <text:p text:style-name="Standard">strace: Process 2793 attached</text:p>
      <text:p text:style-name="Standard">strace: Process 2794 attached</text:p>
      <text:p text:style-name="Standard">strace: Process 2795 attached</text:p>
      <text:p text:style-name="Standard">strace: Process 2796 attached</text:p>
      <text:p text:style-name="Standard">strace: Process 2797 attached</text:p>
      <text:p text:style-name="Standard">strace: Process 2798 attached</text:p>
      <text:p text:style-name="Standard">strace: Process 2799 attached</text:p>
      <text:p text:style-name="Standard">strace: Process 2800 attached</text:p>
      <text:p text:style-name="Standard">strace: Process 2801 attached</text:p>
      <text:p text:style-name="Standard">strace: Process 2802 attached</text:p>
      <text:p text:style-name="Standard">strace: Process 2803 attached</text:p>
      <text:p text:style-name="Standard">strace: Process 2804 attached</text:p>
      <text:p text:style-name="Standard">strace: Process 2805 attached</text:p>
      <text:p text:style-name="Standard">strace: Process 2806 attached</text:p>
      <text:p text:style-name="Standard">strace: Process 2807 attached</text:p>
      <text:p text:style-name="Standard">strace: Process 2808 attached</text:p>
      <text:p text:style-name="Standard">strace: Process 2809 attached</text:p>
      <text:p text:style-name="Standard">strace: Process 2810 attached</text:p>
      <text:p text:style-name="Standard">strace: Process 2811 attached</text:p>
      <text:p text:style-name="Standard">strace: Process 2812 attached</text:p>
      <text:p text:style-name="Standard">strace: Process 2813 attached</text:p>
      <text:p text:style-name="Standard">strace: Process 2814 attached</text:p>
      <text:p text:style-name="Standard">strace: Process 2815 attached</text:p>
      <text:p text:style-name="Standard">strace: Process 2816 attached</text:p>
      <text:p text:style-name="Standard">strace: Process 2817 attached</text:p>
      <text:p text:style-name="Standard">strace: Process 2818 attached</text:p>
      <text:p text:style-name="Standard">strace: Process 2819 attached</text:p>
      <text:p text:style-name="Standard">strace: Process 2820 attached</text:p>
      <text:p text:style-name="Standard">strace: Process 2821 attached</text:p>
      <text:p text:style-name="Standard">strace: Process 2822 attached</text:p>
      <text:p text:style-name="Standard"><text:soft-page-break/>strace: Process 2823 attached</text:p>
      <text:p text:style-name="Standard">strace: Process 2824 attached</text:p>
      <text:p text:style-name="Standard">strace: Process 2825 attached</text:p>
      <text:p text:style-name="Standard">strace: Process 2826 attached</text:p>
      <text:p text:style-name="Standard">strace: Process 2827 attached</text:p>
      <text:p text:style-name="Standard">strace: Process 2828 attached</text:p>
      <text:p text:style-name="Standard">strace: Process 2829 attached</text:p>
      <text:p text:style-name="Standard">strace: Process 2830 attached</text:p>
      <text:p text:style-name="Standard">strace: Process 2831 attached</text:p>
      <text:p text:style-name="Standard">strace: Process 2832 attached</text:p>
      <text:p text:style-name="Standard">strace: Process 2833 attached</text:p>
      <text:p text:style-name="Standard">strace: Process 2834 attached</text:p>
      <text:p text:style-name="Standard">strace: Process 2835 attached</text:p>
      <text:p text:style-name="Standard">strace: Process 2836 attached</text:p>
      <text:p text:style-name="Standard">strace: Process 2837 attached</text:p>
      <text:p text:style-name="Standard">strace: Process 2838 attached</text:p>
      <text:p text:style-name="Standard">strace: Process 2839 attached</text:p>
      <text:p text:style-name="Standard">strace: Process 2840 attached</text:p>
      <text:p text:style-name="Standard">strace: Process 2841 attached</text:p>
      <text:p text:style-name="Standard">strace: Process 2842 attached</text:p>
      <text:p text:style-name="Standard">strace: Process 2843 attached</text:p>
      <text:p text:style-name="Standard">strace: Process 2844 attached</text:p>
      <text:p text:style-name="Standard">strace: Process 2845 attached</text:p>
      <text:p text:style-name="Standard">strace: Process 2846 attached</text:p>
      <text:p text:style-name="Standard">strace: Process 2847 attached</text:p>
      <text:p text:style-name="Standard">strace: Process 2848 attached</text:p>
      <text:p text:style-name="Standard">strace: Process 2849 attached</text:p>
      <text:p text:style-name="Standard">strace: Process 2850 attached</text:p>
      <text:p text:style-name="Standard">strace: Process 2851 attached</text:p>
      <text:p text:style-name="Standard">strace: Process 2852 attached</text:p>
      <text:p text:style-name="Standard">strace: Process 2853 attached</text:p>
      <text:p text:style-name="Standard">strace: Process 2854 attached</text:p>
      <text:p text:style-name="Standard">strace: Process 2855 attached</text:p>
      <text:p text:style-name="Standard">strace: Process 2856 attached</text:p>
      <text:p text:style-name="Standard">strace: Process 2857 attached</text:p>
      <text:p text:style-name="Standard">strace: Process 2858 attached</text:p>
      <text:p text:style-name="Standard">strace: Process 2859 attached</text:p>
      <text:p text:style-name="Standard">strace: Process 2860 attached</text:p>
      <text:p text:style-name="Standard">strace: Process 2861 attached</text:p>
      <text:p text:style-name="Standard">strace: Process 2862 attached</text:p>
      <text:p text:style-name="Standard">strace: Process 2863 attached</text:p>
      <text:p text:style-name="Standard">strace: Process 2864 attached</text:p>
      <text:p text:style-name="Standard">strace: Process 2865 attached</text:p>
      <text:p text:style-name="Standard">strace: Process 2866 attached</text:p>
      <text:p text:style-name="Standard">strace: Process 2867 attached</text:p>
      <text:p text:style-name="Standard">strace: Process 2868 attached</text:p>
      <text:p text:style-name="Standard">strace: Process 2869 attached</text:p>
      <text:p text:style-name="Standard">strace: Process 2870 attached</text:p>
      <text:p text:style-name="Standard">strace: Process 2871 attached</text:p>
      <text:p text:style-name="Standard">strace: Process 2872 attached</text:p>
      <text:p text:style-name="Standard">strace: Process 2873 attached</text:p>
      <text:p text:style-name="Standard">strace: Process 2874 attached</text:p>
      <text:p text:style-name="Standard">strace: Process 2875 attached</text:p>
      <text:p text:style-name="Standard">strace: Process 2876 attached</text:p>
      <text:p text:style-name="Standard">strace: Process 2877 attached</text:p>
      <text:p text:style-name="Standard">strace: Process 2878 attached</text:p>
      <text:p text:style-name="Standard">strace: Process 2879 attached</text:p>
      <text:p text:style-name="Standard"><text:soft-page-break/>strace: Process 2880 attached</text:p>
      <text:p text:style-name="Standard">strace: Process 2881 attached</text:p>
      <text:p text:style-name="Standard">strace: Process 2882 attached</text:p>
      <text:p text:style-name="Standard">strace: Process 2883 attached</text:p>
      <text:p text:style-name="Standard">strace: Process 2884 attached</text:p>
      <text:p text:style-name="Standard">strace: Process 2885 attached</text:p>
      <text:p text:style-name="Standard">strace: Process 2886 attached</text:p>
      <text:p text:style-name="Standard">strace: Process 2887 attached</text:p>
      <text:p text:style-name="Standard">strace: Process 2888 attached</text:p>
      <text:p text:style-name="Standard">strace: Process 2889 attached</text:p>
      <text:p text:style-name="Standard">strace: Process 2890 attached</text:p>
      <text:p text:style-name="Standard">strace: Process 2891 attached</text:p>
      <text:p text:style-name="Standard">strace: Process 2892 attached</text:p>
      <text:p text:style-name="Standard">strace: Process 2893 attached</text:p>
      <text:p text:style-name="Standard">strace: Process 2894 attached</text:p>
      <text:p text:style-name="Standard">strace: Process 2895 attached</text:p>
      <text:p text:style-name="Standard">strace: Process 2896 attached</text:p>
      <text:p text:style-name="Standard">strace: Process 2897 attached</text:p>
      <text:p text:style-name="Standard">strace: Process 2898 attached</text:p>
      <text:p text:style-name="Standard">strace: Process 2899 attached</text:p>
      <text:p text:style-name="Standard">strace: Process 2900 attached</text:p>
      <text:p text:style-name="Standard">strace: Process 2901 attached</text:p>
      <text:p text:style-name="Standard">strace: Process 2902 attached</text:p>
      <text:p text:style-name="Standard">strace: Process 2903 attached</text:p>
      <text:p text:style-name="Standard">strace: Process 2904 attached</text:p>
      <text:p text:style-name="Standard">strace: Process 2905 attached</text:p>
      <text:p text:style-name="Standard">strace: Process 2906 attached</text:p>
      <text:p text:style-name="Standard">strace: Process 2907 attached</text:p>
      <text:p text:style-name="Standard">strace: Process 2908 attached</text:p>
      <text:p text:style-name="Standard">strace: Process 2909 attached</text:p>
      <text:p text:style-name="Standard">strace: Process 2910 attached</text:p>
      <text:p text:style-name="Standard">strace: Process 2911 attached</text:p>
      <text:p text:style-name="Standard">strace: Process 2912 attached</text:p>
      <text:p text:style-name="Standard">strace: Process 2913 attached</text:p>
      <text:p text:style-name="Standard">strace: Process 2914 attached</text:p>
      <text:p text:style-name="Standard">strace: Process 2915 attached</text:p>
      <text:p text:style-name="Standard">strace: Process 2916 attached</text:p>
      <text:p text:style-name="Standard">strace: Process 2917 attached</text:p>
      <text:p text:style-name="Standard">strace: Process 2918 attached</text:p>
      <text:p text:style-name="Standard">strace: Process 2919 attached</text:p>
      <text:p text:style-name="Standard">strace: Process 2920 attached</text:p>
      <text:p text:style-name="Standard">strace: Process 2921 attached</text:p>
      <text:p text:style-name="Standard">strace: Process 2922 attached</text:p>
      <text:p text:style-name="Standard">strace: Process 2923 attached</text:p>
      <text:p text:style-name="Standard">strace: Process 2924 attached</text:p>
      <text:p text:style-name="Standard">strace: Process 2925 attached</text:p>
      <text:p text:style-name="Standard">strace: Process 2926 attached</text:p>
      <text:p text:style-name="Standard">strace: Process 2927 attached</text:p>
      <text:p text:style-name="Standard">strace: Process 2928 attached</text:p>
      <text:p text:style-name="Standard">strace: Process 2929 attached</text:p>
      <text:p text:style-name="Standard">strace: Process 2930 attached</text:p>
      <text:p text:style-name="Standard">strace: Process 2931 attached</text:p>
      <text:p text:style-name="Standard">strace: Process 2932 attached</text:p>
      <text:p text:style-name="Standard">strace: Process 2933 attached</text:p>
      <text:p text:style-name="Standard">strace: Process 2934 attached</text:p>
      <text:p text:style-name="Standard">strace: Process 2935 attached</text:p>
      <text:p text:style-name="Standard">strace: Process 2936 attached</text:p>
      <text:p text:style-name="Standard"><text:soft-page-break/>strace: Process 2937 attached</text:p>
      <text:p text:style-name="Standard">strace: Process 2938 attached</text:p>
      <text:p text:style-name="Standard">strace: Process 2939 attached</text:p>
      <text:p text:style-name="Standard">strace: Process 2940 attached</text:p>
      <text:p text:style-name="Standard">strace: Process 2941 attached</text:p>
      <text:p text:style-name="Standard">strace: Process 2942 attached</text:p>
      <text:p text:style-name="Standard">strace: Process 2943 attached</text:p>
      <text:p text:style-name="Standard">strace: Process 2944 attached</text:p>
      <text:p text:style-name="Standard">strace: Process 2945 attached</text:p>
      <text:p text:style-name="Standard">strace: Process 2946 attached</text:p>
      <text:p text:style-name="Standard">strace: Process 2947 attached</text:p>
      <text:p text:style-name="Standard">strace: Process 2948 attached</text:p>
      <text:p text:style-name="Standard">strace: Process 2949 attached</text:p>
      <text:p text:style-name="Standard">strace: Process 2950 attached</text:p>
      <text:p text:style-name="Standard">strace: Process 2951 attached</text:p>
      <text:p text:style-name="Standard">strace: Process 2952 attached</text:p>
      <text:p text:style-name="Standard">strace: Process 2953 attached</text:p>
      <text:p text:style-name="Standard">strace: Process 2954 attached</text:p>
      <text:p text:style-name="Standard">strace: Process 2955 attached</text:p>
      <text:p text:style-name="Standard">strace: Process 2956 attached</text:p>
      <text:p text:style-name="Standard">strace: Process 2957 attached</text:p>
      <text:p text:style-name="Standard">strace: Process 2958 attached</text:p>
      <text:p text:style-name="Standard">strace: Process 2959 attached</text:p>
      <text:p text:style-name="Standard">strace: Process 2960 attached</text:p>
      <text:p text:style-name="Standard">strace: Process 2961 attached</text:p>
      <text:p text:style-name="Standard">strace: Process 2962 attached</text:p>
      <text:p text:style-name="Standard">strace: Process 2963 attached</text:p>
      <text:p text:style-name="Standard">strace: Process 2964 attached</text:p>
      <text:p text:style-name="Standard">strace: Process 2965 attached</text:p>
      <text:p text:style-name="Standard">strace: Process 2966 attached</text:p>
      <text:p text:style-name="Standard">strace: Process 2967 attached</text:p>
      <text:p text:style-name="Standard">strace: Process 2968 attached</text:p>
      <text:p text:style-name="Standard">strace: Process 2969 attached</text:p>
      <text:p text:style-name="Standard">strace: Process 2970 attached</text:p>
      <text:p text:style-name="Standard">strace: Process 2971 attached</text:p>
      <text:p text:style-name="Standard">strace: Process 2972 attached</text:p>
      <text:p text:style-name="Standard">strace: Process 2973 attached</text:p>
      <text:p text:style-name="Standard">strace: Process 2974 attached</text:p>
      <text:p text:style-name="Standard">strace: Process 2975 attached</text:p>
      <text:p text:style-name="Standard">strace: Process 2976 attached</text:p>
      <text:p text:style-name="Standard">strace: Process 2977 attached</text:p>
      <text:p text:style-name="Standard">strace: Process 2978 attached</text:p>
      <text:p text:style-name="Standard">strace: Process 2979 attached</text:p>
      <text:p text:style-name="Standard">strace: Process 2980 attached</text:p>
      <text:p text:style-name="Standard">strace: Process 2981 attached</text:p>
      <text:p text:style-name="Standard">strace: Process 2982 attached</text:p>
      <text:p text:style-name="Standard">strace: Process 2983 attached</text:p>
      <text:p text:style-name="Standard">strace: Process 2984 attached</text:p>
      <text:p text:style-name="Standard">strace: Process 2985 attached</text:p>
      <text:p text:style-name="Standard">strace: Process 2986 attached</text:p>
      <text:p text:style-name="Standard">strace: Process 2987 attached</text:p>
      <text:p text:style-name="Standard">strace: Process 2988 attached</text:p>
      <text:p text:style-name="Standard">strace: Process 2989 attached</text:p>
      <text:p text:style-name="Standard">strace: Process 2990 attached</text:p>
      <text:p text:style-name="Standard">strace: Process 2991 attached</text:p>
      <text:p text:style-name="Standard">strace: Process 2992 attached</text:p>
      <text:p text:style-name="Standard">strace: Process 2993 attached</text:p>
      <text:p text:style-name="Standard"><text:soft-page-break/>strace: Process 2994 attached</text:p>
      <text:p text:style-name="Standard">strace: Process 2995 attached</text:p>
      <text:p text:style-name="Standard">strace: Process 2996 attached</text:p>
      <text:p text:style-name="Standard">strace: Process 2997 attached</text:p>
      <text:p text:style-name="Standard">strace: Process 2998 attached</text:p>
      <text:p text:style-name="Standard">strace: Process 2999 attached</text:p>
      <text:p text:style-name="Standard">strace: Process 3000 attached</text:p>
      <text:p text:style-name="Standard">strace: Process 3001 attached</text:p>
      <text:p text:style-name="Standard">strace: Process 3002 attached</text:p>
      <text:p text:style-name="Standard">strace: Process 3003 attached</text:p>
      <text:p text:style-name="Standard">strace: Process 3004 attached</text:p>
      <text:p text:style-name="Standard">strace: Process 3005 attached</text:p>
      <text:p text:style-name="Standard">strace: Process 3006 attached</text:p>
      <text:p text:style-name="Standard">strace: Process 3007 attached</text:p>
      <text:p text:style-name="Standard">strace: Process 3008 attached</text:p>
      <text:p text:style-name="Standard">strace: Process 3009 attached</text:p>
      <text:p text:style-name="Standard">strace: Process 3010 attached</text:p>
      <text:p text:style-name="Standard">strace: Process 3011 attached</text:p>
      <text:p text:style-name="Standard">strace: Process 3012 attached</text:p>
      <text:p text:style-name="Standard">strace: Process 3013 attached</text:p>
      <text:p text:style-name="Standard">strace: Process 3014 attached</text:p>
      <text:p text:style-name="Standard">strace: Process 3015 attached</text:p>
      <text:p text:style-name="Standard">strace: Process 3016 attached</text:p>
      <text:p text:style-name="Standard">strace: Process 3017 attached</text:p>
      <text:p text:style-name="Standard">strace: Process 3018 attached</text:p>
      <text:p text:style-name="Standard">strace: Process 3019 attached</text:p>
      <text:p text:style-name="Standard">strace: Process 3020 attached</text:p>
      <text:p text:style-name="Standard">strace: Process 3021 attached</text:p>
      <text:p text:style-name="Standard">strace: Process 3022 attached</text:p>
      <text:p text:style-name="Standard">strace: Process 3023 attached</text:p>
      <text:p text:style-name="Standard">strace: Process 3024 attached</text:p>
      <text:p text:style-name="Standard">strace: Process 3025 attached</text:p>
      <text:p text:style-name="Standard">strace: Process 3026 attached</text:p>
      <text:p text:style-name="Standard">strace: Process 3027 attached</text:p>
      <text:p text:style-name="Standard">strace: Process 3028 attached</text:p>
      <text:p text:style-name="Standard">strace: Process 3029 attached</text:p>
      <text:p text:style-name="Standard">Your anwser: 62835</text:p>
      <text:p text:style-name="Standard">% time <text:s text:c="4"/>seconds <text:s/>usecs/call <text:s text:c="4"/>calls <text:s text:c="3"/>errors syscall</text:p>
      <text:p text:style-name="Standard">------ ----------- ----------- --------- --------- ----------------</text:p>
      <text:p text:style-name="Standard"><text:s/>96.79 <text:s/>212.216629 <text:s text:c="5"/>599482 <text:s text:c="6"/>354 <text:s text:c="10"/>wait4</text:p>
      <text:p text:style-name="Standard"><text:s text:c="2"/>2.92 <text:s text:c="3"/>6.407535 <text:s text:c="4"/>3203768 <text:s text:c="8"/>2 <text:s text:c="10"/>read</text:p>
      <text:p text:style-name="Standard"><text:s text:c="2"/>0.28 <text:s text:c="3"/>0.620474 <text:s text:c="7"/>1753 <text:s text:c="6"/>354 <text:s text:c="10"/>clone</text:p>
      <text:p text:style-name="Standard"><text:s text:c="2"/>0.00 <text:s text:c="3"/>0.005038 <text:s text:c="9"/>14 <text:s text:c="6"/>355 <text:s text:c="6"/>355 lseek</text:p>
      <text:p text:style-name="Standard"><text:s text:c="2"/>0.00 <text:s text:c="3"/>0.000587 <text:s text:c="8"/>587 <text:s text:c="8"/>1 <text:s text:c="10"/>execve</text:p>
      <text:p text:style-name="Standard"><text:s text:c="2"/>0.00 <text:s text:c="3"/>0.000163 <text:s text:c="9"/>54 <text:s text:c="8"/>3 <text:s text:c="8"/>3 access</text:p>
      <text:p text:style-name="Standard"><text:s text:c="2"/>0.00 <text:s text:c="3"/>0.000135 <text:s text:c="9"/>23 <text:s text:c="8"/>6 <text:s text:c="10"/>mmap</text:p>
      <text:p text:style-name="Standard"><text:s text:c="2"/>0.00 <text:s text:c="3"/>0.000105 <text:s text:c="9"/>35 <text:s text:c="8"/>3 <text:s text:c="10"/>brk</text:p>
      <text:p text:style-name="Standard"><text:s text:c="2"/>0.00 <text:s text:c="3"/>0.000061 <text:s text:c="9"/>20 <text:s text:c="8"/>3 <text:s text:c="10"/>write</text:p>
      <text:p text:style-name="Standard"><text:s text:c="2"/>0.00 <text:s text:c="3"/>0.000055 <text:s text:c="9"/>28 <text:s text:c="8"/>2 <text:s text:c="10"/>munmap</text:p>
      <text:p text:style-name="Standard"><text:s text:c="2"/>0.00 <text:s text:c="3"/>0.000040 <text:s text:c="9"/>10 <text:s text:c="8"/>4 <text:s text:c="10"/>mprotect</text:p>
      <text:p text:style-name="Standard"><text:s text:c="2"/>0.00 <text:s text:c="3"/>0.000039 <text:s text:c="9"/>10 <text:s text:c="8"/>4 <text:s text:c="10"/>fstat</text:p>
      <text:p text:style-name="Standard"><text:s text:c="2"/>0.00 <text:s text:c="3"/>0.000039 <text:s text:c="9"/>20 <text:s text:c="8"/>2 <text:s text:c="10"/>openat</text:p>
      <text:p text:style-name="Standard"><text:s text:c="2"/>0.00 <text:s text:c="3"/>0.000013 <text:s text:c="10"/>7 <text:s text:c="8"/>2 <text:s text:c="10"/>close</text:p>
      <text:p text:style-name="Standard"><text:s text:c="2"/>0.00 <text:s text:c="3"/>0.000007 <text:s text:c="10"/>7 <text:s text:c="8"/>1 <text:s text:c="10"/>arch_prctl</text:p>
      <text:p text:style-name="Standard">------ ----------- ----------- --------- --------- ----------------</text:p>
      <text:p text:style-name="Standard">100.00 <text:s/>219.250920 <text:s text:c="17"/>1096 <text:s text:c="6"/>358 total</text:p>
      <text:p text:style-name="Standard">max@max-X550CC:~/os3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8:12:43.342085143</meta:creation-date>
    <dc:date>2018-11-20T18:15:01.060224394</dc:date>
    <meta:editing-duration>PT2M20S</meta:editing-duration>
    <meta:editing-cycles>1</meta:editing-cycles>
    <meta:document-statistic meta:table-count="0" meta:image-count="0" meta:object-count="0" meta:page-count="8" meta:paragraph-count="455" meta:word-count="1717" meta:character-count="13011" meta:non-whitespace-character-count="11133"/>
    <meta:generator>LibreOffice/6.0.3.2$Linux_X86_64 LibreOffice_project/00m0$Build-2</meta:generator>
  </office:meta>
</office:document-meta>
</file>